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18.25pt"/>
    </style:style>
    <style:style style:name="co5" style:family="table-column">
      <style:table-column-properties fo:break-before="auto" style:column-width="314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ellular_amino_acid_biosynthetic_loading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string" calcext:value-type="string">
            <text:p>GO_0009082</text:p>
          </table:table-cell>
          <table:table-cell office:value-type="float" office:value="0.0542505889341867" calcext:value-type="float">
            <text:p>0.0542505889</text:p>
          </table:table-cell>
          <table:table-cell office:value-type="float" office:value="-0.0215893566791359" calcext:value-type="float">
            <text:p>-0.0215893567</text:p>
          </table:table-cell>
        </table:table-row>
        <table:table-row table:style-name="ro1">
          <table:table-cell office:value-type="string" calcext:value-type="string">
            <text:p>GO_0000105</text:p>
          </table:table-cell>
          <table:table-cell office:value-type="float" office:value="-0.0266314399716874" calcext:value-type="float">
            <text:p>-0.02663144</text:p>
          </table:table-cell>
          <table:table-cell office:value-type="float" office:value="-0.00250055078625874" calcext:value-type="float">
            <text:p>-0.0025005508</text:p>
          </table:table-cell>
        </table:table-row>
        <table:table-row table:style-name="ro1">
          <table:table-cell office:value-type="string" calcext:value-type="string">
            <text:p>GO_0006542</text:p>
          </table:table-cell>
          <table:table-cell office:value-type="float" office:value="0.0823866517772887" calcext:value-type="float">
            <text:p>0.0823866518</text:p>
          </table:table-cell>
          <table:table-cell office:value-type="float" office:value="-0.0244834967688231" calcext:value-type="float">
            <text:p>-0.0244834968</text:p>
          </table:table-cell>
        </table:table-row>
        <table:table-row table:style-name="ro1">
          <table:table-cell office:value-type="string" calcext:value-type="string">
            <text:p>GO_0009089</text:p>
          </table:table-cell>
          <table:table-cell office:value-type="float" office:value="-0.0395103023687902" calcext:value-type="float">
            <text:p>-0.0395103024</text:p>
          </table:table-cell>
          <table:table-cell office:value-type="float" office:value="0.00379514575525712" calcext:value-type="float">
            <text:p>0.0037951458</text:p>
          </table:table-cell>
        </table:table-row>
        <table:table-row table:style-name="ro1">
          <table:table-cell office:value-type="string" calcext:value-type="string">
            <text:p>GO_0008652</text:p>
          </table:table-cell>
          <table:table-cell office:value-type="float" office:value="-0.0175536448027657" calcext:value-type="float">
            <text:p>-0.0175536448</text:p>
          </table:table-cell>
          <table:table-cell office:value-type="float" office:value="-0.0103147832003757" calcext:value-type="float">
            <text:p>-0.0103147832</text:p>
          </table:table-cell>
        </table:table-row>
        <table:table-row table:style-name="ro1">
          <table:table-cell office:value-type="string" calcext:value-type="string">
            <text:p>GO_0006545</text:p>
          </table:table-cell>
          <table:table-cell office:value-type="float" office:value="-0.0422156337777769" calcext:value-type="float">
            <text:p>-0.0422156338</text:p>
          </table:table-cell>
          <table:table-cell office:value-type="float" office:value="0.0036421641942328" calcext:value-type="float">
            <text:p>0.0036421642</text:p>
          </table:table-cell>
        </table:table-row>
        <table:table-row table:style-name="ro1">
          <table:table-cell office:value-type="string" calcext:value-type="string">
            <text:p>GO_0006537</text:p>
          </table:table-cell>
          <table:table-cell office:value-type="float" office:value="-0.0297865333644114" calcext:value-type="float">
            <text:p>-0.0297865334</text:p>
          </table:table-cell>
          <table:table-cell office:value-type="float" office:value="-0.00214229261735646" calcext:value-type="float">
            <text:p>-0.0021422926</text:p>
          </table:table-cell>
        </table:table-row>
        <table:table-row table:style-name="ro1">
          <table:table-cell office:value-type="string" calcext:value-type="string">
            <text:p>GO_0006571</text:p>
          </table:table-cell>
          <table:table-cell office:value-type="float" office:value="-0.0353511625979124" calcext:value-type="float">
            <text:p>-0.0353511626</text:p>
          </table:table-cell>
          <table:table-cell office:value-type="float" office:value="-0.0097107462179052" calcext:value-type="float">
            <text:p>-0.0097107462</text:p>
          </table:table-cell>
        </table:table-row>
        <table:table-row table:style-name="ro1">
          <table:table-cell office:value-type="string" calcext:value-type="string">
            <text:p>GO_0006523</text:p>
          </table:table-cell>
          <table:table-cell office:value-type="float" office:value="0.0854066743196306" calcext:value-type="float">
            <text:p>0.0854066743</text:p>
          </table:table-cell>
          <table:table-cell office:value-type="float" office:value="-0.0282149711489956" calcext:value-type="float">
            <text:p>-0.0282149711</text:p>
          </table:table-cell>
        </table:table-row>
        <table:table-row table:style-name="ro1">
          <table:table-cell office:value-type="string" calcext:value-type="string">
            <text:p>GO_0009086</text:p>
          </table:table-cell>
          <table:table-cell office:value-type="float" office:value="-0.0547399653077677" calcext:value-type="float">
            <text:p>-0.0547399653</text:p>
          </table:table-cell>
          <table:table-cell office:value-type="float" office:value="0.00436179669321268" calcext:value-type="float">
            <text:p>0.0043617967</text:p>
          </table:table-cell>
        </table:table-row>
        <table:table-row table:style-name="ro1">
          <table:table-cell office:value-type="string" calcext:value-type="string">
            <text:p>GO_0009094</text:p>
          </table:table-cell>
          <table:table-cell office:value-type="float" office:value="-0.050999571107239" calcext:value-type="float">
            <text:p>-0.0509995711</text:p>
          </table:table-cell>
          <table:table-cell office:value-type="float" office:value="0.00556938035879106" calcext:value-type="float">
            <text:p>0.0055693804</text:p>
          </table:table-cell>
        </table:table-row>
        <table:table-row table:style-name="ro1">
          <table:table-cell office:value-type="string" calcext:value-type="string">
            <text:p>GO_0006526</text:p>
          </table:table-cell>
          <table:table-cell office:value-type="float" office:value="-0.0207514550166629" calcext:value-type="float">
            <text:p>-0.020751455</text:p>
          </table:table-cell>
          <table:table-cell office:value-type="float" office:value="-0.00555745333675437" calcext:value-type="float">
            <text:p>-0.0055574533</text:p>
          </table:table-cell>
        </table:table-row>
        <table:table-row table:style-name="ro1">
          <table:table-cell office:value-type="string" calcext:value-type="string">
            <text:p>GO_0006535</text:p>
          </table:table-cell>
          <table:table-cell office:value-type="float" office:value="0.0258920233441789" calcext:value-type="float">
            <text:p>0.0258920233</text:p>
          </table:table-cell>
          <table:table-cell office:value-type="float" office:value="-0.00257757656727798" calcext:value-type="float">
            <text:p>-0.0025775766</text:p>
          </table:table-cell>
        </table:table-row>
        <table:table-row table:style-name="ro1">
          <table:table-cell office:value-type="string" calcext:value-type="string">
            <text:p>GO_0009098</text:p>
          </table:table-cell>
          <table:table-cell office:value-type="float" office:value="-0.013459405580868" calcext:value-type="float">
            <text:p>-0.0134594056</text:p>
          </table:table-cell>
          <table:table-cell office:value-type="float" office:value="-0.00953483481424585" calcext:value-type="float">
            <text:p>-0.0095348348</text:p>
          </table:table-cell>
        </table:table-row>
        <table:table-row table:style-name="ro1">
          <table:table-cell office:value-type="string" calcext:value-type="string">
            <text:p>GO_0006529</text:p>
          </table:table-cell>
          <table:table-cell office:value-type="float" office:value="-0.0267125372211223" calcext:value-type="float">
            <text:p>-0.0267125372</text:p>
          </table:table-cell>
          <table:table-cell office:value-type="float" office:value="0.0197513486693688" calcext:value-type="float">
            <text:p>0.0197513487</text:p>
          </table:table-cell>
        </table:table-row>
        <table:table-row table:style-name="ro1">
          <table:table-cell office:value-type="string" calcext:value-type="string">
            <text:p>GO_0009073</text:p>
          </table:table-cell>
          <table:table-cell office:value-type="float" office:value="-0.024977885967515" calcext:value-type="float">
            <text:p>-0.024977886</text:p>
          </table:table-cell>
          <table:table-cell office:value-type="float" office:value="-0.00241199376175136" calcext:value-type="float">
            <text:p>-0.0024119938</text:p>
          </table:table-cell>
        </table:table-row>
        <table:table-row table:style-name="ro1">
          <table:table-cell office:value-type="string" calcext:value-type="string">
            <text:p>GO_0019281</text:p>
          </table:table-cell>
          <table:table-cell office:value-type="float" office:value="-0.0446167136993464" calcext:value-type="float">
            <text:p>-0.0446167137</text:p>
          </table:table-cell>
          <table:table-cell office:value-type="float" office:value="-0.00622224976740425" calcext:value-type="float">
            <text:p>-0.0062222498</text:p>
          </table:table-cell>
        </table:table-row>
      </table:table>
      <table:table table:name="points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deep</text:p>
          </table:table-cell>
          <table:table-cell table:number-columns-repeated="2"/>
          <table:table-cell office:value-type="string" calcext:value-type="string">
            <text:p>neritic</text:p>
          </table:table-cell>
          <table:table-cell/>
        </table:table-row>
        <table:table-row table:style-name="ro1">
          <table:table-cell office:value-type="string" calcext:value-type="string">
            <text:p>dim1</text:p>
          </table:table-cell>
          <table:table-cell office:value-type="string" calcext:value-type="string">
            <text:p>dim2</text:p>
          </table:table-cell>
          <table:table-cell/>
          <table:table-cell office:value-type="string" calcext:value-type="string">
            <text:p>dim1</text:p>
          </table:table-cell>
          <table:table-cell office:value-type="string" calcext:value-type="string">
            <text:p>dim2</text:p>
          </table:table-cell>
        </table:table-row>
        <table:table-row table:style-name="ro1">
          <table:table-cell office:value-type="float" office:value="-0.03390687" calcext:value-type="float">
            <text:p>-0.03390687</text:p>
          </table:table-cell>
          <table:table-cell office:value-type="float" office:value="-0.001139696" calcext:value-type="float">
            <text:p>-0.001139696</text:p>
          </table:table-cell>
          <table:table-cell/>
          <table:table-cell office:value-type="float" office:value="0.04343917" calcext:value-type="float">
            <text:p>0.04343917</text:p>
          </table:table-cell>
          <table:table-cell office:value-type="float" office:value="-0.020864772" calcext:value-type="float">
            <text:p>-0.020864772</text:p>
          </table:table-cell>
        </table:table-row>
        <table:table-row table:style-name="ro1">
          <table:table-cell office:value-type="float" office:value="-0.03455169" calcext:value-type="float">
            <text:p>-0.03455169</text:p>
          </table:table-cell>
          <table:table-cell office:value-type="float" office:value="-0.013047306" calcext:value-type="float">
            <text:p>-0.013047306</text:p>
          </table:table-cell>
          <table:table-cell/>
          <table:table-cell office:value-type="float" office:value="0.033881" calcext:value-type="float">
            <text:p>0.033881</text:p>
          </table:table-cell>
          <table:table-cell office:value-type="float" office:value="0.024845866" calcext:value-type="float">
            <text:p>0.024845866</text:p>
          </table:table-cell>
        </table:table-row>
        <table:table-row table:style-name="ro1">
          <table:table-cell office:value-type="float" office:value="-0.03869815" calcext:value-type="float">
            <text:p>-0.03869815</text:p>
          </table:table-cell>
          <table:table-cell office:value-type="float" office:value="0.007834302" calcext:value-type="float">
            <text:p>0.007834302</text:p>
          </table:table-cell>
          <table:table-cell/>
          <table:table-cell office:value-type="float" office:value="0.03389483" calcext:value-type="float">
            <text:p>0.03389483</text:p>
          </table:table-cell>
          <table:table-cell office:value-type="float" office:value="0.01276043" calcext:value-type="float">
            <text:p>0.01276043</text:p>
          </table:table-cell>
        </table:table-row>
        <table:table-row table:style-name="ro1">
          <table:table-cell office:value-type="float" office:value="-0.03810564" calcext:value-type="float">
            <text:p>-0.03810564</text:p>
          </table:table-cell>
          <table:table-cell office:value-type="float" office:value="0.002779262" calcext:value-type="float">
            <text:p>0.002779262</text:p>
          </table:table-cell>
          <table:table-cell/>
          <table:table-cell office:value-type="float" office:value="0.03404735" calcext:value-type="float">
            <text:p>0.03404735</text:p>
          </table:table-cell>
          <table:table-cell office:value-type="float" office:value="-0.013168086" calcext:value-type="float">
            <text:p>-0.013168086</text:p>
          </table:table-cell>
        </table:table-row>
        <table:table-row table:style-name="ro1">
          <table:table-cell office:value-type="string" calcext:value-type="string">
            <text:p>averages:</text:p>
          </table:table-cell>
          <table:table-cell table:number-columns-repeated="4"/>
        </table:table-row>
        <table:table-row table:style-name="ro1">
          <table:table-cell table:formula="of:=AVERAGE([.A3:.A6])" office:value-type="float" office:value="-0.0363155875" calcext:value-type="float">
            <text:p>-0.0363155875</text:p>
          </table:table-cell>
          <table:table-cell table:formula="of:=AVERAGE([.B3:.B6])" office:value-type="float" office:value="-0.0008933595" calcext:value-type="float">
            <text:p>-0.0008933595</text:p>
          </table:table-cell>
          <table:table-cell/>
          <table:table-cell table:formula="of:=AVERAGE([.D3:.D6])" office:value-type="float" office:value="0.0363155875" calcext:value-type="float">
            <text:p>0.0363155875</text:p>
          </table:table-cell>
          <table:table-cell table:formula="of:=AVERAGE([.E3:.E6])" office:value-type="float" office:value="0.0008933595" calcext:value-type="float">
            <text:p>0.0008933595</text:p>
          </table:table-cell>
        </table:table-row>
      </table:table>
      <table:table table:name="neritic" table:style-name="ta1">
        <table:table-column table:style-name="co3" table:number-columns-repeated="4" table:default-cell-style-name="Default"/>
        <table:table-row table:style-name="ro1">
          <table:table-cell/>
          <table:table-cell office:value-type="float" office:value="0.0363155875" calcext:value-type="float">
            <text:p>0.0363155875</text:p>
          </table:table-cell>
          <table:table-cell office:value-type="float" office:value="0.0008933595" calcext:value-type="float">
            <text:p>0.000893359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ucledian distance from species and sites</text:p>
          </table:table-cell>
        </table:table-row>
        <table:table-row table:style-name="ro1">
          <table:table-cell office:value-type="string" calcext:value-type="string">
            <text:p>GO_0006535</text:p>
          </table:table-cell>
          <table:table-cell office:value-type="float" office:value="0.0258920233441789" calcext:value-type="float">
            <text:p>0.0258920233</text:p>
          </table:table-cell>
          <table:table-cell office:value-type="float" office:value="-0.00257757656727798" calcext:value-type="float">
            <text:p>-0.0025775766</text:p>
          </table:table-cell>
          <table:table-cell table:formula="of:=SQRT( ( [.B$1]-[.B4]  )^2+([.C$1]-[.C4])^2)" office:value-type="float" office:value="0.0109862681058515" calcext:value-type="float">
            <text:p>0.0109862681</text:p>
          </table:table-cell>
        </table:table-row>
        <table:table-row table:style-name="ro1">
          <table:table-cell office:value-type="string" calcext:value-type="string">
            <text:p>GO_0009082</text:p>
          </table:table-cell>
          <table:table-cell office:value-type="float" office:value="0.0542505889341867" calcext:value-type="float">
            <text:p>0.0542505889</text:p>
          </table:table-cell>
          <table:table-cell office:value-type="float" office:value="-0.0215893566791359" calcext:value-type="float">
            <text:p>-0.0215893567</text:p>
          </table:table-cell>
          <table:table-cell table:formula="of:=SQRT( ( [.B$1]-[.B5]  )^2+([.C$1]-[.C5])^2)" office:value-type="float" office:value="0.028759986148047" calcext:value-type="float">
            <text:p>0.0287599861</text:p>
          </table:table-cell>
        </table:table-row>
        <table:table-row table:style-name="ro1">
          <table:table-cell office:value-type="string" calcext:value-type="string">
            <text:p>GO_0009098</text:p>
          </table:table-cell>
          <table:table-cell office:value-type="float" office:value="-0.013459405580868" calcext:value-type="float">
            <text:p>-0.0134594056</text:p>
          </table:table-cell>
          <table:table-cell office:value-type="float" office:value="-0.00953483481424585" calcext:value-type="float">
            <text:p>-0.0095348348</text:p>
          </table:table-cell>
          <table:table-cell table:formula="of:=SQRT( ( [.B$1]-[.B6]  )^2+([.C$1]-[.C6])^2)" office:value-type="float" office:value="0.0508556503532904" calcext:value-type="float">
            <text:p>0.0508556504</text:p>
          </table:table-cell>
        </table:table-row>
        <table:table-row table:style-name="ro1">
          <table:table-cell office:value-type="string" calcext:value-type="string">
            <text:p>GO_0006542</text:p>
          </table:table-cell>
          <table:table-cell office:value-type="float" office:value="0.0823866517772887" calcext:value-type="float">
            <text:p>0.0823866518</text:p>
          </table:table-cell>
          <table:table-cell office:value-type="float" office:value="-0.0244834967688231" calcext:value-type="float">
            <text:p>-0.0244834968</text:p>
          </table:table-cell>
          <table:table-cell table:formula="of:=SQRT( ( [.B$1]-[.B7]  )^2+([.C$1]-[.C7])^2)" office:value-type="float" office:value="0.0525977927077798" calcext:value-type="float">
            <text:p>0.0525977927</text:p>
          </table:table-cell>
        </table:table-row>
        <table:table-row table:style-name="ro1">
          <table:table-cell office:value-type="string" calcext:value-type="string">
            <text:p>GO_0008652</text:p>
          </table:table-cell>
          <table:table-cell office:value-type="float" office:value="-0.0175536448027657" calcext:value-type="float">
            <text:p>-0.0175536448</text:p>
          </table:table-cell>
          <table:table-cell office:value-type="float" office:value="-0.0103147832003757" calcext:value-type="float">
            <text:p>-0.0103147832</text:p>
          </table:table-cell>
          <table:table-cell table:formula="of:=SQRT( ( [.B$1]-[.B8]  )^2+([.C$1]-[.C8])^2)" office:value-type="float" office:value="0.0550228738951477" calcext:value-type="float">
            <text:p>0.0550228739</text:p>
          </table:table-cell>
        </table:table-row>
        <table:table-row table:style-name="ro1">
          <table:table-cell office:value-type="string" calcext:value-type="string">
            <text:p>GO_0006523</text:p>
          </table:table-cell>
          <table:table-cell office:value-type="float" office:value="0.0854066743196306" calcext:value-type="float">
            <text:p>0.0854066743</text:p>
          </table:table-cell>
          <table:table-cell office:value-type="float" office:value="-0.0282149711489956" calcext:value-type="float">
            <text:p>-0.0282149711</text:p>
          </table:table-cell>
          <table:table-cell table:formula="of:=SQRT( ( [.B$1]-[.B9]  )^2+([.C$1]-[.C9])^2)" office:value-type="float" office:value="0.0570721448545941" calcext:value-type="float">
            <text:p>0.0570721449</text:p>
          </table:table-cell>
        </table:table-row>
        <table:table-row table:style-name="ro1">
          <table:table-cell office:value-type="string" calcext:value-type="string">
            <text:p>GO_0006526</text:p>
          </table:table-cell>
          <table:table-cell office:value-type="float" office:value="-0.0207514550166629" calcext:value-type="float">
            <text:p>-0.020751455</text:p>
          </table:table-cell>
          <table:table-cell office:value-type="float" office:value="-0.00555745333675437" calcext:value-type="float">
            <text:p>-0.0055574533</text:p>
          </table:table-cell>
          <table:table-cell table:formula="of:=SQRT( ( [.B$1]-[.B10]  )^2+([.C$1]-[.C10])^2)" office:value-type="float" office:value="0.057430482566782" calcext:value-type="float">
            <text:p>0.0574304826</text:p>
          </table:table-cell>
        </table:table-row>
        <table:table-row table:style-name="ro1">
          <table:table-cell office:value-type="string" calcext:value-type="string">
            <text:p>GO_0009073</text:p>
          </table:table-cell>
          <table:table-cell office:value-type="float" office:value="-0.024977885967515" calcext:value-type="float">
            <text:p>-0.024977886</text:p>
          </table:table-cell>
          <table:table-cell office:value-type="float" office:value="-0.00241199376175136" calcext:value-type="float">
            <text:p>-0.0024119938</text:p>
          </table:table-cell>
          <table:table-cell table:formula="of:=SQRT( ( [.B$1]-[.B11]  )^2+([.C$1]-[.C11])^2)" office:value-type="float" office:value="0.0613825321235442" calcext:value-type="float">
            <text:p>0.0613825321</text:p>
          </table:table-cell>
        </table:table-row>
        <table:table-row table:style-name="ro1">
          <table:table-cell office:value-type="string" calcext:value-type="string">
            <text:p>GO_0000105</text:p>
          </table:table-cell>
          <table:table-cell office:value-type="float" office:value="-0.0266314399716874" calcext:value-type="float">
            <text:p>-0.02663144</text:p>
          </table:table-cell>
          <table:table-cell office:value-type="float" office:value="-0.00250055078625874" calcext:value-type="float">
            <text:p>-0.0025005508</text:p>
          </table:table-cell>
          <table:table-cell table:formula="of:=SQRT( ( [.B$1]-[.B12]  )^2+([.C$1]-[.C12])^2)" office:value-type="float" office:value="0.0630384556802635" calcext:value-type="float">
            <text:p>0.0630384557</text:p>
          </table:table-cell>
        </table:table-row>
        <table:table-row table:style-name="ro1">
          <table:table-cell office:value-type="string" calcext:value-type="string">
            <text:p>GO_0006529</text:p>
          </table:table-cell>
          <table:table-cell office:value-type="float" office:value="-0.0267125372211223" calcext:value-type="float">
            <text:p>-0.0267125372</text:p>
          </table:table-cell>
          <table:table-cell office:value-type="float" office:value="0.0197513486693688" calcext:value-type="float">
            <text:p>0.0197513487</text:p>
          </table:table-cell>
          <table:table-cell table:formula="of:=SQRT( ( [.B$1]-[.B13]  )^2+([.C$1]-[.C13])^2)" office:value-type="float" office:value="0.0657888156252518" calcext:value-type="float">
            <text:p>0.0657888156</text:p>
          </table:table-cell>
        </table:table-row>
        <table:table-row table:style-name="ro1">
          <table:table-cell office:value-type="string" calcext:value-type="string">
            <text:p>GO_0006537</text:p>
          </table:table-cell>
          <table:table-cell office:value-type="float" office:value="-0.0297865333644114" calcext:value-type="float">
            <text:p>-0.0297865334</text:p>
          </table:table-cell>
          <table:table-cell office:value-type="float" office:value="-0.00214229261735646" calcext:value-type="float">
            <text:p>-0.0021422926</text:p>
          </table:table-cell>
          <table:table-cell table:formula="of:=SQRT( ( [.B$1]-[.B14]  )^2+([.C$1]-[.C14])^2)" office:value-type="float" office:value="0.0661717882979663" calcext:value-type="float">
            <text:p>0.0661717883</text:p>
          </table:table-cell>
        </table:table-row>
        <table:table-row table:style-name="ro1">
          <table:table-cell office:value-type="string" calcext:value-type="string">
            <text:p>GO_0006571</text:p>
          </table:table-cell>
          <table:table-cell office:value-type="float" office:value="-0.0353511625979124" calcext:value-type="float">
            <text:p>-0.0353511626</text:p>
          </table:table-cell>
          <table:table-cell office:value-type="float" office:value="-0.0097107462179052" calcext:value-type="float">
            <text:p>-0.0097107462</text:p>
          </table:table-cell>
          <table:table-cell table:formula="of:=SQRT( ( [.B$1]-[.B15]  )^2+([.C$1]-[.C15])^2)" office:value-type="float" office:value="0.0724470160025459" calcext:value-type="float">
            <text:p>0.072447016</text:p>
          </table:table-cell>
        </table:table-row>
        <table:table-row table:style-name="ro1">
          <table:table-cell office:value-type="string" calcext:value-type="string">
            <text:p>GO_0009089</text:p>
          </table:table-cell>
          <table:table-cell office:value-type="float" office:value="-0.0395103023687902" calcext:value-type="float">
            <text:p>-0.0395103024</text:p>
          </table:table-cell>
          <table:table-cell office:value-type="float" office:value="0.00379514575525712" calcext:value-type="float">
            <text:p>0.0037951458</text:p>
          </table:table-cell>
          <table:table-cell table:formula="of:=SQRT( ( [.B$1]-[.B16]  )^2+([.C$1]-[.C16])^2)" office:value-type="float" office:value="0.075881393884569" calcext:value-type="float">
            <text:p>0.0758813939</text:p>
          </table:table-cell>
        </table:table-row>
        <table:table-row table:style-name="ro1">
          <table:table-cell office:value-type="string" calcext:value-type="string">
            <text:p>GO_0006545</text:p>
          </table:table-cell>
          <table:table-cell office:value-type="float" office:value="-0.0422156337777769" calcext:value-type="float">
            <text:p>-0.0422156338</text:p>
          </table:table-cell>
          <table:table-cell office:value-type="float" office:value="0.0036421641942328" calcext:value-type="float">
            <text:p>0.0036421642</text:p>
          </table:table-cell>
          <table:table-cell table:formula="of:=SQRT( ( [.B$1]-[.B17]  )^2+([.C$1]-[.C17])^2)" office:value-type="float" office:value="0.0785793143430648" calcext:value-type="float">
            <text:p>0.0785793143</text:p>
          </table:table-cell>
        </table:table-row>
        <table:table-row table:style-name="ro1">
          <table:table-cell office:value-type="string" calcext:value-type="string">
            <text:p>GO_0019281</text:p>
          </table:table-cell>
          <table:table-cell office:value-type="float" office:value="-0.0446167136993464" calcext:value-type="float">
            <text:p>-0.0446167137</text:p>
          </table:table-cell>
          <table:table-cell office:value-type="float" office:value="-0.00622224976740425" calcext:value-type="float">
            <text:p>-0.0062222498</text:p>
          </table:table-cell>
          <table:table-cell table:formula="of:=SQRT( ( [.B$1]-[.B18]  )^2+([.C$1]-[.C18])^2)" office:value-type="float" office:value="0.0812445030304703" calcext:value-type="float">
            <text:p>0.081244503</text:p>
          </table:table-cell>
        </table:table-row>
        <table:table-row table:style-name="ro1">
          <table:table-cell office:value-type="string" calcext:value-type="string">
            <text:p>GO_0009094</text:p>
          </table:table-cell>
          <table:table-cell office:value-type="float" office:value="-0.050999571107239" calcext:value-type="float">
            <text:p>-0.0509995711</text:p>
          </table:table-cell>
          <table:table-cell office:value-type="float" office:value="0.00556938035879106" calcext:value-type="float">
            <text:p>0.0055693804</text:p>
          </table:table-cell>
          <table:table-cell table:formula="of:=SQRT( ( [.B$1]-[.B19]  )^2+([.C$1]-[.C19])^2)" office:value-type="float" office:value="0.0874402772964448" calcext:value-type="float">
            <text:p>0.0874402773</text:p>
          </table:table-cell>
        </table:table-row>
        <table:table-row table:style-name="ro1">
          <table:table-cell office:value-type="string" calcext:value-type="string">
            <text:p>GO_0009086</text:p>
          </table:table-cell>
          <table:table-cell office:value-type="float" office:value="-0.0547399653077677" calcext:value-type="float">
            <text:p>-0.0547399653</text:p>
          </table:table-cell>
          <table:table-cell office:value-type="float" office:value="0.00436179669321268" calcext:value-type="float">
            <text:p>0.0043617967</text:p>
          </table:table-cell>
          <table:table-cell table:formula="of:=SQRT( ( [.B$1]-[.B20]  )^2+([.C$1]-[.C20])^2)" office:value-type="float" office:value="0.0911215877478626" calcext:value-type="float">
            <text:p>0.0911215877</text:p>
          </table:table-cell>
        </table:table-row>
      </table:table>
      <table:table table:name="neritic table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distance between site and species average</text:p>
          </table:table-cell>
        </table:table-row>
        <table:table-row table:style-name="ro1">
          <table:table-cell office:value-type="string" calcext:value-type="string">
            <text:p>GO:*cysteine biosynthetic process from serine* [GO_0006535]</text:p>
          </table:table-cell>
          <table:table-cell office:value-type="float" office:value="0.0109862681058515" calcext:value-type="float">
            <text:p>0.0109862681</text:p>
          </table:table-cell>
        </table:table-row>
        <table:table-row table:style-name="ro1">
          <table:table-cell office:value-type="string" calcext:value-type="string">
            <text:p>GO:*branched-chain amino acid biosynthetic process* [GO_0009082]</text:p>
          </table:table-cell>
          <table:table-cell office:value-type="float" office:value="0.028759986148047" calcext:value-type="float">
            <text:p>0.0287599861</text:p>
          </table:table-cell>
        </table:table-row>
        <table:table-row table:style-name="ro1">
          <table:table-cell office:value-type="string" calcext:value-type="string">
            <text:p>GO:*leucine biosynthetic process* [GO_0009098]</text:p>
          </table:table-cell>
          <table:table-cell office:value-type="float" office:value="0.0508556503532904" calcext:value-type="float">
            <text:p>0.0508556504</text:p>
          </table:table-cell>
        </table:table-row>
        <table:table-row table:style-name="ro1">
          <table:table-cell office:value-type="string" calcext:value-type="string">
            <text:p>GO:*glutamine biosynthetic process* [GO_0006542]</text:p>
          </table:table-cell>
          <table:table-cell office:value-type="float" office:value="0.0525977927077798" calcext:value-type="float">
            <text:p>0.0525977927</text:p>
          </table:table-cell>
        </table:table-row>
      </table:table>
      <table:table table:name="deep" table:style-name="ta1">
        <table:table-column table:style-name="co3" table:number-columns-repeated="4" table:default-cell-style-name="Default"/>
        <table:table-row table:style-name="ro1">
          <table:table-cell/>
          <table:table-cell office:value-type="float" office:value="-0.0363155875" calcext:value-type="float">
            <text:p>-0.0363155875</text:p>
          </table:table-cell>
          <table:table-cell office:value-type="float" office:value="-0.0008933595" calcext:value-type="float">
            <text:p>-0.000893359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ucledian distance from species and sites</text:p>
          </table:table-cell>
        </table:table-row>
        <table:table-row table:style-name="ro1">
          <table:table-cell office:value-type="string" calcext:value-type="string">
            <text:p>GO_0009089</text:p>
          </table:table-cell>
          <table:table-cell office:value-type="float" office:value="-0.0395103023687902" calcext:value-type="float">
            <text:p>-0.0395103024</text:p>
          </table:table-cell>
          <table:table-cell office:value-type="float" office:value="0.00379514575525712" calcext:value-type="float">
            <text:p>0.0037951458</text:p>
          </table:table-cell>
          <table:table-cell table:formula="of:=SQRT( ( [.B$1]-[.B4]  )^2+([.C$1]-[.C4])^2)" office:value-type="float" office:value="0.00567347200763719" calcext:value-type="float">
            <text:p>0.005673472</text:p>
          </table:table-cell>
        </table:table-row>
        <table:table-row table:style-name="ro1">
          <table:table-cell office:value-type="string" calcext:value-type="string">
            <text:p>GO_0006537</text:p>
          </table:table-cell>
          <table:table-cell office:value-type="float" office:value="-0.0297865333644114" calcext:value-type="float">
            <text:p>-0.0297865334</text:p>
          </table:table-cell>
          <table:table-cell office:value-type="float" office:value="-0.00214229261735646" calcext:value-type="float">
            <text:p>-0.0021422926</text:p>
          </table:table-cell>
          <table:table-cell table:formula="of:=SQRT( ( [.B$1]-[.B5]  )^2+([.C$1]-[.C5])^2)" office:value-type="float" office:value="0.00664743422961644" calcext:value-type="float">
            <text:p>0.0066474342</text:p>
          </table:table-cell>
        </table:table-row>
        <table:table-row table:style-name="ro1">
          <table:table-cell office:value-type="string" calcext:value-type="string">
            <text:p>GO_0006545</text:p>
          </table:table-cell>
          <table:table-cell office:value-type="float" office:value="-0.0422156337777769" calcext:value-type="float">
            <text:p>-0.0422156338</text:p>
          </table:table-cell>
          <table:table-cell office:value-type="float" office:value="0.0036421641942328" calcext:value-type="float">
            <text:p>0.0036421642</text:p>
          </table:table-cell>
          <table:table-cell table:formula="of:=SQRT( ( [.B$1]-[.B6]  )^2+([.C$1]-[.C6])^2)" office:value-type="float" office:value="0.0074418761922553" calcext:value-type="float">
            <text:p>0.0074418762</text:p>
          </table:table-cell>
        </table:table-row>
        <table:table-row table:style-name="ro1">
          <table:table-cell office:value-type="string" calcext:value-type="string">
            <text:p>GO_0006571</text:p>
          </table:table-cell>
          <table:table-cell office:value-type="float" office:value="-0.0353511625979124" calcext:value-type="float">
            <text:p>-0.0353511626</text:p>
          </table:table-cell>
          <table:table-cell office:value-type="float" office:value="-0.0097107462179052" calcext:value-type="float">
            <text:p>-0.0097107462</text:p>
          </table:table-cell>
          <table:table-cell table:formula="of:=SQRT( ( [.B$1]-[.B7]  )^2+([.C$1]-[.C7])^2)" office:value-type="float" office:value="0.00886997316370561" calcext:value-type="float">
            <text:p>0.0088699732</text:p>
          </table:table-cell>
        </table:table-row>
        <table:table-row table:style-name="ro1">
          <table:table-cell office:value-type="string" calcext:value-type="string">
            <text:p>GO_0000105</text:p>
          </table:table-cell>
          <table:table-cell office:value-type="float" office:value="-0.0266314399716874" calcext:value-type="float">
            <text:p>-0.02663144</text:p>
          </table:table-cell>
          <table:table-cell office:value-type="float" office:value="-0.00250055078625874" calcext:value-type="float">
            <text:p>-0.0025005508</text:p>
          </table:table-cell>
          <table:table-cell table:formula="of:=SQRT( ( [.B$1]-[.B8]  )^2+([.C$1]-[.C8])^2)" office:value-type="float" office:value="0.00981660721332728" calcext:value-type="float">
            <text:p>0.0098166072</text:p>
          </table:table-cell>
        </table:table-row>
        <table:table-row table:style-name="ro1">
          <table:table-cell office:value-type="string" calcext:value-type="string">
            <text:p>GO_0019281</text:p>
          </table:table-cell>
          <table:table-cell office:value-type="float" office:value="-0.0446167136993464" calcext:value-type="float">
            <text:p>-0.0446167137</text:p>
          </table:table-cell>
          <table:table-cell office:value-type="float" office:value="-0.00622224976740425" calcext:value-type="float">
            <text:p>-0.0062222498</text:p>
          </table:table-cell>
          <table:table-cell table:formula="of:=SQRT( ( [.B$1]-[.B9]  )^2+([.C$1]-[.C9])^2)" office:value-type="float" office:value="0.00986436858899296" calcext:value-type="float">
            <text:p>0.0098643686</text:p>
          </table:table-cell>
        </table:table-row>
        <table:table-row table:style-name="ro1">
          <table:table-cell office:value-type="string" calcext:value-type="string">
            <text:p>GO_0009073</text:p>
          </table:table-cell>
          <table:table-cell office:value-type="float" office:value="-0.024977885967515" calcext:value-type="float">
            <text:p>-0.024977886</text:p>
          </table:table-cell>
          <table:table-cell office:value-type="float" office:value="-0.00241199376175136" calcext:value-type="float">
            <text:p>-0.0024119938</text:p>
          </table:table-cell>
          <table:table-cell table:formula="of:=SQRT( ( [.B$1]-[.B10]  )^2+([.C$1]-[.C10])^2)" office:value-type="float" office:value="0.0114389565110056" calcext:value-type="float">
            <text:p>0.0114389565</text:p>
          </table:table-cell>
        </table:table-row>
        <table:table-row table:style-name="ro1">
          <table:table-cell office:value-type="string" calcext:value-type="string">
            <text:p>GO_0009094</text:p>
          </table:table-cell>
          <table:table-cell office:value-type="float" office:value="-0.050999571107239" calcext:value-type="float">
            <text:p>-0.0509995711</text:p>
          </table:table-cell>
          <table:table-cell office:value-type="float" office:value="0.00556938035879106" calcext:value-type="float">
            <text:p>0.0055693804</text:p>
          </table:table-cell>
          <table:table-cell table:formula="of:=SQRT( ( [.B$1]-[.B11]  )^2+([.C$1]-[.C11])^2)" office:value-type="float" office:value="0.0160432659100344" calcext:value-type="float">
            <text:p>0.0160432659</text:p>
          </table:table-cell>
        </table:table-row>
        <table:table-row table:style-name="ro1">
          <table:table-cell office:value-type="string" calcext:value-type="string">
            <text:p>GO_0006526</text:p>
          </table:table-cell>
          <table:table-cell office:value-type="float" office:value="-0.0207514550166629" calcext:value-type="float">
            <text:p>-0.020751455</text:p>
          </table:table-cell>
          <table:table-cell office:value-type="float" office:value="-0.00555745333675437" calcext:value-type="float">
            <text:p>-0.0055574533</text:p>
          </table:table-cell>
          <table:table-cell table:formula="of:=SQRT( ( [.B$1]-[.B12]  )^2+([.C$1]-[.C12])^2)" office:value-type="float" office:value="0.0162479534488784" calcext:value-type="float">
            <text:p>0.0162479534</text:p>
          </table:table-cell>
        </table:table-row>
        <table:table-row table:style-name="ro1">
          <table:table-cell office:value-type="string" calcext:value-type="string">
            <text:p>GO_0009086</text:p>
          </table:table-cell>
          <table:table-cell office:value-type="float" office:value="-0.0547399653077677" calcext:value-type="float">
            <text:p>-0.0547399653</text:p>
          </table:table-cell>
          <table:table-cell office:value-type="float" office:value="0.00436179669321268" calcext:value-type="float">
            <text:p>0.0043617967</text:p>
          </table:table-cell>
          <table:table-cell table:formula="of:=SQRT( ( [.B$1]-[.B13]  )^2+([.C$1]-[.C13])^2)" office:value-type="float" office:value="0.0191591848526607" calcext:value-type="float">
            <text:p>0.0191591849</text:p>
          </table:table-cell>
        </table:table-row>
        <table:table-row table:style-name="ro1">
          <table:table-cell office:value-type="string" calcext:value-type="string">
            <text:p>GO_0008652</text:p>
          </table:table-cell>
          <table:table-cell office:value-type="float" office:value="-0.0175536448027657" calcext:value-type="float">
            <text:p>-0.0175536448</text:p>
          </table:table-cell>
          <table:table-cell office:value-type="float" office:value="-0.0103147832003757" calcext:value-type="float">
            <text:p>-0.0103147832</text:p>
          </table:table-cell>
          <table:table-cell table:formula="of:=SQRT( ( [.B$1]-[.B14]  )^2+([.C$1]-[.C14])^2)" office:value-type="float" office:value="0.020994611649571" calcext:value-type="float">
            <text:p>0.0209946116</text:p>
          </table:table-cell>
        </table:table-row>
        <table:table-row table:style-name="ro1">
          <table:table-cell office:value-type="string" calcext:value-type="string">
            <text:p>GO_0006529</text:p>
          </table:table-cell>
          <table:table-cell office:value-type="float" office:value="-0.0267125372211223" calcext:value-type="float">
            <text:p>-0.0267125372</text:p>
          </table:table-cell>
          <table:table-cell office:value-type="float" office:value="0.0197513486693688" calcext:value-type="float">
            <text:p>0.0197513487</text:p>
          </table:table-cell>
          <table:table-cell table:formula="of:=SQRT( ( [.B$1]-[.B15]  )^2+([.C$1]-[.C15])^2)" office:value-type="float" office:value="0.0227688943529776" calcext:value-type="float">
            <text:p>0.0227688944</text:p>
          </table:table-cell>
        </table:table-row>
        <table:table-row table:style-name="ro1">
          <table:table-cell office:value-type="string" calcext:value-type="string">
            <text:p>GO_0009098</text:p>
          </table:table-cell>
          <table:table-cell office:value-type="float" office:value="-0.013459405580868" calcext:value-type="float">
            <text:p>-0.0134594056</text:p>
          </table:table-cell>
          <table:table-cell office:value-type="float" office:value="-0.00953483481424585" calcext:value-type="float">
            <text:p>-0.0095348348</text:p>
          </table:table-cell>
          <table:table-cell table:formula="of:=SQRT( ( [.B$1]-[.B16]  )^2+([.C$1]-[.C16])^2)" office:value-type="float" office:value="0.0244352235006594" calcext:value-type="float">
            <text:p>0.0244352235</text:p>
          </table:table-cell>
        </table:table-row>
        <table:table-row table:style-name="ro1">
          <table:table-cell office:value-type="string" calcext:value-type="string">
            <text:p>GO_0006535</text:p>
          </table:table-cell>
          <table:table-cell office:value-type="float" office:value="0.0258920233441789" calcext:value-type="float">
            <text:p>0.0258920233</text:p>
          </table:table-cell>
          <table:table-cell office:value-type="float" office:value="-0.00257757656727798" calcext:value-type="float">
            <text:p>-0.0025775766</text:p>
          </table:table-cell>
          <table:table-cell table:formula="of:=SQRT( ( [.B$1]-[.B17]  )^2+([.C$1]-[.C17])^2)" office:value-type="float" office:value="0.0622304060252745" calcext:value-type="float">
            <text:p>0.062230406</text:p>
          </table:table-cell>
        </table:table-row>
        <table:table-row table:style-name="ro1">
          <table:table-cell office:value-type="string" calcext:value-type="string">
            <text:p>GO_0009082</text:p>
          </table:table-cell>
          <table:table-cell office:value-type="float" office:value="0.0542505889341867" calcext:value-type="float">
            <text:p>0.0542505889</text:p>
          </table:table-cell>
          <table:table-cell office:value-type="float" office:value="-0.0215893566791359" calcext:value-type="float">
            <text:p>-0.0215893567</text:p>
          </table:table-cell>
          <table:table-cell table:formula="of:=SQRT( ( [.B$1]-[.B18]  )^2+([.C$1]-[.C18])^2)" office:value-type="float" office:value="0.0929007890878599" calcext:value-type="float">
            <text:p>0.0929007891</text:p>
          </table:table-cell>
        </table:table-row>
        <table:table-row table:style-name="ro1">
          <table:table-cell office:value-type="string" calcext:value-type="string">
            <text:p>GO_0006542</text:p>
          </table:table-cell>
          <table:table-cell office:value-type="float" office:value="0.0823866517772887" calcext:value-type="float">
            <text:p>0.0823866518</text:p>
          </table:table-cell>
          <table:table-cell office:value-type="float" office:value="-0.0244834967688231" calcext:value-type="float">
            <text:p>-0.0244834968</text:p>
          </table:table-cell>
          <table:table-cell table:formula="of:=SQRT( ( [.B$1]-[.B19]  )^2+([.C$1]-[.C19])^2)" office:value-type="float" office:value="0.121023618297441" calcext:value-type="float">
            <text:p>0.1210236183</text:p>
          </table:table-cell>
        </table:table-row>
        <table:table-row table:style-name="ro1">
          <table:table-cell office:value-type="string" calcext:value-type="string">
            <text:p>GO_0006523</text:p>
          </table:table-cell>
          <table:table-cell office:value-type="float" office:value="0.0854066743196306" calcext:value-type="float">
            <text:p>0.0854066743</text:p>
          </table:table-cell>
          <table:table-cell office:value-type="float" office:value="-0.0282149711489956" calcext:value-type="float">
            <text:p>-0.0282149711</text:p>
          </table:table-cell>
          <table:table-cell table:formula="of:=SQRT( ( [.B$1]-[.B20]  )^2+([.C$1]-[.C20])^2)" office:value-type="float" office:value="0.124750869678673" calcext:value-type="float">
            <text:p>0.1247508697</text:p>
          </table:table-cell>
        </table:table-row>
      </table:table>
      <table:table table:name="deep table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distance between site and species average</text:p>
          </table:table-cell>
        </table:table-row>
        <table:table-row table:style-name="ro1">
          <table:table-cell office:value-type="string" calcext:value-type="string">
            <text:p>GO:*lysine biosynthetic process via diaminopimelate* [GO_0009089]</text:p>
          </table:table-cell>
          <table:table-cell office:value-type="float" office:value="0.00567347200763719" calcext:value-type="float">
            <text:p>0.005673472</text:p>
          </table:table-cell>
        </table:table-row>
        <table:table-row table:style-name="ro1">
          <table:table-cell office:value-type="string" calcext:value-type="string">
            <text:p>GO:*glutamate biosynthetic process* [GO_0006537]</text:p>
          </table:table-cell>
          <table:table-cell office:value-type="float" office:value="0.00664743422961644" calcext:value-type="float">
            <text:p>0.0066474342</text:p>
          </table:table-cell>
        </table:table-row>
        <table:table-row table:style-name="ro1">
          <table:table-cell office:value-type="string" calcext:value-type="string">
            <text:p>GO:*glycine biosynthetic process* [GO_0006545]</text:p>
          </table:table-cell>
          <table:table-cell office:value-type="float" office:value="0.0074418761922553" calcext:value-type="float">
            <text:p>0.0074418762</text:p>
          </table:table-cell>
        </table:table-row>
        <table:table-row table:style-name="ro1">
          <table:table-cell office:value-type="string" calcext:value-type="string">
            <text:p>GO:*tyrosine biosynthetic process* [GO_0006571]</text:p>
          </table:table-cell>
          <table:table-cell office:value-type="float" office:value="0.00886997316370561" calcext:value-type="float">
            <text:p>0.0088699732</text:p>
          </table:table-cell>
        </table:table-row>
        <table:table-row table:style-name="ro1">
          <table:table-cell office:value-type="string" calcext:value-type="string">
            <text:p>GO:*histidine biosynthetic process* [GO_0000105]</text:p>
          </table:table-cell>
          <table:table-cell office:value-type="float" office:value="0.00981660721332728" calcext:value-type="float">
            <text:p>0.0098166072</text:p>
          </table:table-cell>
        </table:table-row>
        <table:table-row table:style-name="ro1">
          <table:table-cell office:value-type="string" calcext:value-type="string">
            <text:p>GO*:L-methionine biosynthetic process from homoserine via O-succinyl-L-homoserine and cystathionine* [GO_0019281]</text:p>
          </table:table-cell>
          <table:table-cell office:value-type="float" office:value="0.00986436858899296" calcext:value-type="float">
            <text:p>0.0098643686</text:p>
          </table:table-cell>
        </table:table-row>
        <table:table-row table:style-name="ro1">
          <table:table-cell office:value-type="string" calcext:value-type="string">
            <text:p>GO:*aromatic amino acid family biosynthetic process* [GO_0009073]</text:p>
          </table:table-cell>
          <table:table-cell office:value-type="float" office:value="0.0114389565110056" calcext:value-type="float">
            <text:p>0.0114389565</text:p>
          </table:table-cell>
        </table:table-row>
        <table:table-row table:style-name="ro1">
          <table:table-cell office:value-type="string" calcext:value-type="string">
            <text:p>GO:*L-phenylalanine biosynthetic process* [GO_0009094]</text:p>
          </table:table-cell>
          <table:table-cell office:value-type="float" office:value="0.0160432659100344" calcext:value-type="float">
            <text:p>0.0160432659</text:p>
          </table:table-cell>
        </table:table-row>
        <table:table-row table:style-name="ro1">
          <table:table-cell office:value-type="string" calcext:value-type="string">
            <text:p>GO:*arginine biosynthetic process* [GO_0006526]</text:p>
          </table:table-cell>
          <table:table-cell office:value-type="float" office:value="0.0162479534488784" calcext:value-type="float">
            <text:p>0.0162479534</text:p>
          </table:table-cell>
        </table:table-row>
        <table:table-row table:style-name="ro1">
          <table:table-cell office:value-type="string" calcext:value-type="string">
            <text:p>GO:*methionine biosynthetic process* [GO_0009086]</text:p>
          </table:table-cell>
          <table:table-cell office:value-type="float" office:value="0.0191591848526607" calcext:value-type="float">
            <text:p>0.0191591849</text:p>
          </table:table-cell>
        </table:table-row>
      </table:table>
      <table:named-expressions/>
      <table:database-ranges>
        <table:database-range table:name="__Anonymous_Sheet_DB__2" table:target-range-address="neritic.A3:neritic.D20">
          <table:sort>
            <table:sort-by table:field-number="3" table:data-type="automatic"/>
          </table:sort>
        </table:database-range>
        <table:database-range table:name="__Anonymous_Sheet_DB__4" table:target-range-address="deep.A3:deep.D2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09:54:12.359314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1T10:13:40.660973648</dc:date>
    <meta:editing-duration>PT54M50S</meta:editing-duration>
    <meta:editing-cycles>7</meta:editing-cycles>
    <meta:document-statistic meta:table-count="6" meta:cell-count="261" meta:object-count="0"/>
  </office:meta>
</office:document-meta>
</file>